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Standard" style:list-style-name="L1"/>
    <text:list-style style:name="L1">
      <text:list-level-style-number text:level="1" text:style-name="Number_20_Symbols" style:num-format="1" style:num-suffix=")">
        <style:list-level-properties text:space-before="0.25in" text:min-label-width="0.25in"/>
      </text:list-level-style-number>
    </text:list-style>
  </office:automatic-styles>
  <office:body>
    <office:text>
      <text:list text:style-name="L1">
        <text:list-header>
          <text:p text:style-name="P1">list header list item</text:p>
        </text:list-header>
        <text:list-item>
          <text:p text:style-name="P1">normal list item</text:p>
        </text:list-item>
        <text:list-header>
          <text:p text:style-name="P1">list header list item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